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278.25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13.05pt"/>
    </style:style>
    <style:style style:name="co6" style:family="table-column">
      <style:table-column-properties fo:break-before="auto" style:column-width="88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IN41612_BACKPLA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9,J8,J13,J12,J11,J10</text:p>
          </table:table-cell>
          <table:table-cell office:value-type="string" calcext:value-type="string">
            <text:p>C96AB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535090-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7,J6,J4,J3,J2,J1</text:p>
          </table:table-cell>
          <table:table-cell office:value-type="float" office:value="615008138221" calcext:value-type="float">
            <text:p>615008138221</text:p>
          </table:table-cell>
          <table:table-cell office:value-type="float" office:value="6" calcext:value-type="float">
            <text:p>6</text:p>
          </table:table-cell>
          <table:table-cell office:value-type="float" office:value="615008138221" calcext:value-type="float">
            <text:p>6150081382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16,H15,H14,H13,H12,H11,H10,H9,H8,H7,H6,H5,H4,H3,H2,H1</text:p>
          </table:table-cell>
          <table:table-cell office:value-type="string" calcext:value-type="string">
            <text:p>MountingHole_3.2mm_M3_DIN965_P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hoenixContact_GMSTBV_2,5_4-GF-7,62_1x04_P7.62mm_Vertical_ThreadedFlange_MountHole</text:p>
          </table:table-cell>
          <table:table-cell office:value-type="float" office:value="1" calcext:value-type="float">
            <text:p>1</text:p>
          </table:table-cell>
          <table:table-cell office:value-type="float" office:value="1829170" calcext:value-type="float">
            <text:p>182917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4,J5</text:p>
          </table:table-cell>
          <table:table-cell office:value-type="string" calcext:value-type="string">
            <text:p>IDC-Header_2x25_P2.54mm_Vertical_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918-150L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-E3-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06009" calcext:value-type="float">
            <text:p>1806009</text:p>
          </table:table-cell>
          <table:table-cell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9T19:29:45.789321851</dc:date>
    <meta:editing-duration>PT6M14S</meta:editing-duration>
    <meta:editing-cycles>3</meta:editing-cycles>
    <meta:generator>LibreOffice/6.3.2.2$Linux_X86_64 LibreOffice_project/30$Build-2</meta:generator>
    <meta:document-statistic meta:table-count="1" meta:cell-count="49" meta:object-count="0"/>
  </office:meta>
</office:document-meta>
</file>